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6600" svg:stroke-opacity="100%" draw:fill-color="#ff6600" draw:opacity="100%" draw:opacity-name="Transparency_20_1" draw:textarea-horizontal-align="justify" draw:textarea-vertical-align="middle" draw:auto-grow-height="false" fo:min-height="1.546cm" fo:min-width="1.296cm"/>
    </style:style>
    <style:style style:name="gr2" style:family="graphic" style:parent-style-name="standard">
      <style:graphic-properties svg:stroke-color="#000000" draw:fill-color="#000000" draw:opacity="100%" draw:opacity-name="Transparency_20_1" draw:textarea-horizontal-align="justify" draw:textarea-vertical-align="middle" draw:auto-grow-height="false" fo:min-height="1.546cm" fo:min-width="1.296cm"/>
    </style:style>
    <style:style style:name="gr3" style:family="graphic" style:parent-style-name="standard">
      <style:graphic-properties svg:stroke-color="#ff6600" draw:fill-color="#ff6600" draw:opacity="100%" draw:opacity-name="Transparency_20_1" draw:textarea-horizontal-align="justify" draw:textarea-vertical-align="middle" draw:auto-grow-height="false" fo:min-height="1.546cm" fo:min-width="1.296cm"/>
    </style:style>
    <style:style style:name="gr4" style:family="graphic" style:parent-style-name="objectwithoutfill">
      <style:graphic-properties svg:stroke-width="0.529cm" draw:marker-start-width="0.993cm" draw:marker-end-width="0.993cm" draw:fill="none" draw:textarea-vertical-align="middle" fo:padding-top="0.389cm" fo:padding-bottom="0.389cm" fo:padding-left="0.514cm" fo:padding-right="0.514cm"/>
    </style:style>
    <style:style style:name="gr5" style:family="graphic" style:parent-style-name="objectwithoutfill">
      <style:graphic-properties svg:stroke-width="0.529cm" draw:marker-start-width="0.993cm" draw:marker-end-width="0.993cm" svg:stroke-opacity="100%" draw:fill="none" draw:textarea-vertical-align="middle" fo:padding-top="0.389cm" fo:padding-bottom="0.389cm" fo:padding-left="0.514cm" fo:padding-right="0.514cm"/>
    </style:style>
    <style:style style:name="gr6" style:family="graphic" style:parent-style-name="standard">
      <style:graphic-properties draw:stroke="none" draw:stroke-dash="Dashed_20__28_var_29__20_4" svg:stroke-width="0cm" svg:stroke-color="#000000" draw:stroke-linejoin="round" svg:stroke-linecap="butt" draw:fill="solid" draw:fill-color="#000000" draw:opacity="100%" draw:textarea-horizontal-align="center" draw:textarea-vertical-align="middle" fo:padding-top="0.264cm" fo:padding-bottom="0.264cm" fo:padding-left="0.264cm" fo:padding-right="0.264cm"/>
    </style:style>
    <style:style style:name="gr7" style:family="graphic" style:parent-style-name="standard">
      <style:graphic-properties svg:stroke-color="#99ff66" svg:stroke-opacity="100%" draw:fill-color="#99ff66" draw:opacity="100%" draw:opacity-name="Transparency_20_1" draw:textarea-horizontal-align="justify" draw:textarea-vertical-align="middle" draw:auto-grow-height="false" fo:min-height="1.546cm" fo:min-width="1.296cm"/>
    </style:style>
    <style:style style:name="gr8" style:family="graphic" style:parent-style-name="standard">
      <style:graphic-properties svg:stroke-color="#99ff66" draw:fill-color="#99ff66" draw:opacity="100%" draw:opacity-name="Transparency_20_1" draw:textarea-horizontal-align="justify" draw:textarea-vertical-align="middle" draw:auto-grow-height="false" fo:min-height="1.546cm" fo:min-width="1.296cm"/>
    </style:style>
    <style:style style:name="gr9" style:family="graphic" style:parent-style-name="standard">
      <style:graphic-properties svg:stroke-color="#ff00cc" draw:fill-color="#ff00cc" draw:opacity="100%" draw:opacity-name="Transparency_20_1" draw:textarea-horizontal-align="justify" draw:textarea-vertical-align="middle" draw:auto-grow-height="false" fo:min-height="1.546cm" fo:min-width="1.296cm"/>
    </style:style>
    <style:style style:name="gr10" style:family="graphic" style:parent-style-name="standard">
      <style:graphic-properties svg:stroke-color="#6666ff" draw:fill-color="#6666ff" draw:opacity="100%" draw:opacity-name="Transparency_20_1" draw:textarea-horizontal-align="justify" draw:textarea-vertical-align="middle" draw:auto-grow-height="false" fo:min-height="1.546cm" fo:min-width="1.296cm"/>
    </style:style>
    <style:style style:name="P1" style:family="paragraph">
      <loext:graphic-properties draw:fill-color="#ff6600" draw:opacity="100%" draw:opacity-name="Transparency_20_1"/>
      <style:paragraph-properties fo:text-align="center"/>
    </style:style>
    <style:style style:name="P2" style:family="paragraph">
      <loext:graphic-properties draw:fill-color="#000000" draw:opacity="100%" draw:opacity-name="Transparency_20_1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 draw:opacity="100%"/>
      <style:paragraph-properties fo:text-align="center"/>
    </style:style>
    <style:style style:name="P5" style:family="paragraph">
      <loext:graphic-properties draw:fill-color="#99ff66" draw:opacity="100%" draw:opacity-name="Transparency_20_1"/>
      <style:paragraph-properties fo:text-align="center"/>
    </style:style>
    <style:style style:name="P6" style:family="paragraph">
      <loext:graphic-properties draw:fill-color="#ff00cc" draw:opacity="100%" draw:opacity-name="Transparency_20_1"/>
      <style:paragraph-properties fo:text-align="center"/>
    </style:style>
    <style:style style:name="P7" style:family="paragraph">
      <loext:graphic-properties draw:fill-color="#6666ff" draw:opacity="100%" draw:opacity-name="Transparency_20_1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11.02cm" svg:y="23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7.632cm" svg:y="18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2.54cm" draw:transform="rotate (1.60517931305918) translate (14.323cm 20.8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10.934cm" svg:y="2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3.22cm" svg:y1="18.827cm" svg:x2="13.22cm" svg:y2="18.827cm">
          <text:p/>
        </draw:line>
        <draw:line draw:style-name="gr5" draw:text-style-name="P3" draw:layer="layout" svg:x1="14.467cm" svg:y1="20.097cm" svg:x2="13.245cm" svg:y2="20.802cm">
          <text:p/>
        </draw:line>
        <draw:g>
          <draw:polygon draw:style-name="gr6" draw:text-style-name="P4" draw:layer="layout" svg:width="1.493cm" svg:height="1.167cm" svg:x="9.811cm" svg:y="19.843cm" svg:viewBox="0 0 1494 1168" draw:points="0,458 132,229 264,0 1494,709 1362,939 1229,1168">
            <text:p/>
          </draw:polygon>
        </draw:g>
        <draw:line draw:style-name="gr5" draw:text-style-name="P3" draw:layer="layout" svg:x1="12.204cm" svg:y1="23.972cm" svg:x2="12.204cm" svg:y2="22.561cm">
          <text:p/>
        </draw:line>
        <draw:line draw:style-name="gr4" draw:text-style-name="P3" draw:layer="layout" svg:x1="7.245cm" svg:y1="23.56cm" svg:x2="7.245cm" svg:y2="23.56cm">
          <text:p/>
        </draw:line>
        <draw:custom-shape draw:style-name="gr7" draw:text-style-name="P5" draw:layer="layout" svg:width="2.54cm" svg:height="2.54cm" svg:x="4.422cm" svg:y="23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1.034cm" svg:y="18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2.54cm" svg:height="2.54cm" svg:x="4.336cm" svg:y="20.0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6.622cm" svg:y1="18.827cm" svg:x2="6.622cm" svg:y2="18.827cm">
          <text:p/>
        </draw:line>
        <draw:line draw:style-name="gr5" draw:text-style-name="P3" draw:layer="layout" svg:x1="7.869cm" svg:y1="20.097cm" svg:x2="6.647cm" svg:y2="20.802cm">
          <text:p/>
        </draw:line>
        <draw:g>
          <draw:polygon draw:style-name="gr6" draw:text-style-name="P4" draw:layer="layout" svg:width="1.493cm" svg:height="1.167cm" svg:x="3.213cm" svg:y="19.843cm" svg:viewBox="0 0 1494 1168" draw:points="0,458 132,229 264,0 1494,709 1362,939 1229,1168">
            <text:p/>
          </draw:polygon>
        </draw:g>
        <draw:line draw:style-name="gr5" draw:text-style-name="P3" draw:layer="layout" svg:x1="5.606cm" svg:y1="23.972cm" svg:x2="5.606cm" svg:y2="22.561cm">
          <text:p/>
        </draw:line>
        <draw:line draw:style-name="gr4" draw:text-style-name="P3" draw:layer="layout" svg:x1="0.831cm" svg:y1="18.091cm" svg:x2="0.831cm" svg:y2="18.091cm">
          <text:p/>
        </draw:line>
        <draw:g>
          <draw:polygon draw:style-name="gr6" draw:text-style-name="P4" draw:layer="layout" svg:width="1.493cm" svg:height="1.167cm" svg:x="16.556cm" svg:y="19.843cm" svg:viewBox="0 0 1494 1168" draw:points="0,458 132,229 264,0 1494,709 1362,939 1229,1168">
            <text:p/>
          </draw:polygon>
        </draw:g>
        <draw:custom-shape draw:style-name="gr8" draw:text-style-name="P5" draw:layer="layout" svg:width="2.54cm" svg:height="2.54cm" svg:x="17.764cm" svg:y="20.1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8.911cm" svg:y1="22.143cm" svg:x2="8.911cm" svg:y2="20.732cm">
          <text:p/>
        </draw:line>
        <draw:custom-shape draw:style-name="gr7" draw:text-style-name="P5" draw:layer="layout" svg:width="2.54cm" svg:height="2.54cm" svg:x="7.641cm" svg:y="22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8.92cm" svg:y1="14.362cm" svg:x2="8.92cm" svg:y2="12.951cm">
          <text:p/>
        </draw:line>
        <draw:custom-shape draw:style-name="gr2" draw:text-style-name="P2" draw:layer="layout" svg:width="2.54cm" svg:height="2.54cm" svg:x="7.642cm" svg:y="10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0.505cm" svg:y1="13.849cm" svg:x2="10.505cm" svg:y2="13.849cm">
          <text:p/>
        </draw:line>
        <draw:line draw:style-name="gr4" draw:text-style-name="P3" draw:layer="layout" svg:x1="9.882cm" svg:y1="9.116cm" svg:x2="9.882cm" svg:y2="9.116cm">
          <text:p/>
        </draw:line>
        <draw:line draw:style-name="gr5" draw:text-style-name="P3" draw:layer="layout" svg:x1="8.92cm" svg:y1="10.502cm" svg:x2="8.92cm" svg:y2="9.091cm">
          <text:p/>
        </draw:line>
        <draw:custom-shape draw:style-name="gr10" draw:text-style-name="P7" draw:layer="layout" svg:width="2.54cm" svg:height="2.54cm" svg:x="7.65cm" svg:y="6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9.35cm" svg:y1="5.953cm" svg:x2="9.35cm" svg:y2="5.953cm">
          <text:p/>
        </draw:line>
        <draw:custom-shape draw:style-name="gr2" draw:text-style-name="P2" draw:layer="layout" svg:width="2.54cm" svg:height="2.54cm" svg:x="7.638cm" svg:y="14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8.908cm" svg:y1="18.257cm" svg:x2="8.908cm" svg:y2="16.846cm">
          <text:p/>
        </draw:line>
        <draw:line draw:style-name="gr5" draw:text-style-name="P3" draw:layer="layout" svg:x1="10.102cm" svg:y1="15.601cm" svg:x2="11.513cm" svg:y2="15.601cm">
          <text:p/>
        </draw:line>
        <draw:line draw:style-name="gr5" draw:text-style-name="P3" draw:layer="layout" svg:x1="6.292cm" svg:y1="15.601cm" svg:x2="7.703cm" svg:y2="15.601cm">
          <text:p/>
        </draw:line>
        <draw:custom-shape draw:style-name="gr8" draw:text-style-name="P5" draw:layer="layout" svg:width="2.54cm" svg:height="2.54cm" svg:x="11.499cm" svg:y="14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3.752cm" svg:y="14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9.836cm" svg:y1="5.179cm" svg:x2="9.836cm" svg:y2="5.179cm">
          <text:p/>
        </draw:line>
        <draw:line draw:style-name="gr5" draw:text-style-name="P3" draw:layer="layout" svg:x1="8.925cm" svg:y1="6.565cm" svg:x2="8.925cm" svg:y2="5.154cm">
          <text:p/>
        </draw:line>
        <draw:custom-shape draw:style-name="gr2" draw:text-style-name="P2" draw:layer="layout" svg:width="2.54cm" svg:height="2.54cm" svg:x="7.655cm" svg:y="2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9.304cm" svg:y1="2.016cm" svg:x2="9.304cm" svg:y2="2.016cm">
          <text:p/>
        </draw:line>
        <draw:line draw:style-name="gr4" draw:text-style-name="P3" draw:layer="layout" svg:x1="10.674cm" svg:y1="10.043cm" svg:x2="10.674cm" svg:y2="10.043cm">
          <text:p/>
        </draw:line>
        <draw:line draw:style-name="gr5" draw:text-style-name="P3" draw:layer="layout" svg:x1="10.093cm" svg:y1="11.795cm" svg:x2="11.504cm" svg:y2="11.795cm">
          <text:p/>
        </draw:line>
        <draw:custom-shape draw:style-name="gr8" draw:text-style-name="P5" draw:layer="layout" svg:width="2.54cm" svg:height="2.54cm" svg:x="11.49cm" svg:y="10.4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0.674cm" svg:y1="2.143cm" svg:x2="10.674cm" svg:y2="2.143cm">
          <text:p/>
        </draw:line>
        <draw:line draw:style-name="gr5" draw:text-style-name="P3" draw:layer="layout" svg:x1="10.093cm" svg:y1="3.895cm" svg:x2="11.504cm" svg:y2="3.895cm">
          <text:p/>
        </draw:line>
        <draw:custom-shape draw:style-name="gr8" draw:text-style-name="P5" draw:layer="layout" svg:width="2.54cm" svg:height="2.54cm" svg:x="11.49cm" svg:y="2.6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3.308cm" svg:y1="9.763cm" svg:x2="3.308cm" svg:y2="9.763cm">
          <text:p/>
        </draw:line>
        <draw:line draw:style-name="gr5" draw:text-style-name="P3" draw:layer="layout" svg:x1="7.694cm" svg:y1="11.795cm" svg:x2="6.283cm" svg:y2="11.795cm">
          <text:p/>
        </draw:line>
        <draw:custom-shape draw:style-name="gr8" draw:text-style-name="P5" draw:layer="layout" svg:width="2.54cm" svg:height="2.54cm" draw:transform="rotate (-3.14159265358979) translate (6.283cm 12.98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7.694cm" svg:y1="3.896cm" svg:x2="6.283cm" svg:y2="3.896cm">
          <text:p/>
        </draw:line>
        <draw:custom-shape draw:style-name="gr8" draw:text-style-name="P5" draw:layer="layout" svg:width="2.54cm" svg:height="2.54cm" draw:transform="rotate (-3.14159265358979) translate (6.283cm 5.1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8.925cm" svg:y1="2.64cm" svg:x2="8.925cm" svg:y2="1.229cm">
          <text:p/>
        </draw:line>
        <draw:custom-shape draw:style-name="gr8" draw:text-style-name="P5" draw:layer="layout" svg:width="2.54cm" svg:height="2.54cm" draw:transform="rotate (1.5707963267949) translate (7.655cm 1.2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radial" draw:cx="50%" draw:cy="50%" draw:start="100%" draw:end="0%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16:00:20.864752999</meta:creation-date>
    <dc:date>2017-01-09T19:41:32.040171194</dc:date>
    <meta:editing-duration>PT2H14M</meta:editing-duration>
    <meta:editing-cycles>52</meta:editing-cycles>
    <meta:generator>LibreOffice/5.1.4.2$Linux_X86_64 LibreOffice_project/10m0$Build-2</meta:generator>
    <meta:document-statistic meta:object-count="54"/>
  </office:meta>
</office:document-meta>
</file>